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58.14pt"/>
    </style:style>
    <style:style style:name="co6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merge rates" table:style-name="ta1">
        <table:shapes>
          <draw:frame draw:z-index="0" draw:style-name="gr1" draw:text-style-name="P1" svg:width="430.61pt" svg:height="218.81pt" svg:x="4.59pt" svg:y="296.65pt">
            <loext:p draw:notify-on-update-of-ranges="'emerge rates'.A4:'emerge rates'.A22 'emerge rates'.E3:'emerge rates'.E3 'emerge rates'.E4:'emerge rates'.E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stalled packages</text:p>
          </table:table-cell>
          <table:table-cell office:value-type="string" calcext:value-type="string">
            <text:p>remark</text:p>
          </table:table-cell>
          <table:table-cell table:style-name="ce1" office:value-type="string" calcext:value-type="string">
            <text:p>effective</text:p>
          </table:table-cell>
          <table:table-cell table:style-name="ce4" office:value-type="string" calcext:value-type="string">
            <text:p>daily mean</text:p>
          </table:table-cell>
          <table:table-cell table:style-name="Default"/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etup</text:p>
          </table:table-cell>
          <table:table-cell/>
          <table:table-cell table:style-name="ce5" table:formula="of:=[.D4]/[.$A4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“</text:p>
          </table:table-cell>
          <table:table-cell/>
          <table:table-cell table:style-name="ce5" table:formula="of:=[.D5]/[.$A5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B6]" office:value-type="float" office:value="700" calcext:value-type="float">
            <text:p>700</text:p>
          </table:table-cell>
          <table:table-cell table:style-name="ce5" table:formula="of:=[.D6]/[.$A6]" office:value-type="float" office:value="233.333333333333" calcext:value-type="float">
            <text:p>233.3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D6]+[.$B7]" office:value-type="float" office:value="1400" calcext:value-type="float">
            <text:p>1400</text:p>
          </table:table-cell>
          <table:table-cell table:style-name="ce5" table:formula="of:=[.D7]/[.$A7]" office:value-type="float" office:value="350" calcext:value-type="float">
            <text:p>35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7]+[.$B8]" office:value-type="float" office:value="2000" calcext:value-type="float">
            <text:p>2000</text:p>
          </table:table-cell>
          <table:table-cell table:style-name="ce5" table:formula="of:=[.D8]/[.$A8]" office:value-type="float" office:value="400" calcext:value-type="float">
            <text:p>40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8]+[.$B9]" office:value-type="float" office:value="2600" calcext:value-type="float">
            <text:p>2600</text:p>
          </table:table-cell>
          <table:table-cell table:style-name="ce5" table:formula="of:=[.D9]/[.$A9]" office:value-type="float" office:value="433.333333333333" calcext:value-type="float">
            <text:p>433.3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9]+[.$B10]" office:value-type="float" office:value="3200" calcext:value-type="float">
            <text:p>3200</text:p>
          </table:table-cell>
          <table:table-cell table:style-name="ce5" table:formula="of:=[.D10]/[.$A10]" office:value-type="float" office:value="457.142857142857" calcext:value-type="float">
            <text:p>457.14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10]+[.$B11]" office:value-type="float" office:value="3800" calcext:value-type="float">
            <text:p>3800</text:p>
          </table:table-cell>
          <table:table-cell table:style-name="ce5" table:formula="of:=[.D11]/[.$A11]" office:value-type="float" office:value="475" calcext:value-type="float">
            <text:p>475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D11]+[.$B12]" office:value-type="float" office:value="4300" calcext:value-type="float">
            <text:p>4300</text:p>
          </table:table-cell>
          <table:table-cell table:style-name="ce5" table:formula="of:=[.D12]/[.$A12]" office:value-type="float" office:value="477.777777777778" calcext:value-type="float">
            <text:p>477.7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table:formula="of:=[.A12]+1" office:value-type="float" office:value="10" calcext:value-type="float">
            <text:p>10</text:p>
          </table:table-cell>
          <table:table-cell table:style-name="ce2" office:value-type="float" office:value="500" calcext:value-type="float">
            <text:p>500</text:p>
          </table:table-cell>
          <table:table-cell table:style-name="ce3"/>
          <table:table-cell table:style-name="ce2" table:formula="of:=[.D12]+[.$B13]" office:value-type="float" office:value="4800" calcext:value-type="float">
            <text:p>4800</text:p>
          </table:table-cell>
          <table:table-cell table:style-name="ce6" table:formula="of:=[.D13]/[.$A13]" office:value-type="float" office:value="480" calcext:value-type="float">
            <text:p>48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3]+[.$B14]" office:value-type="float" office:value="5200" calcext:value-type="float">
            <text:p>5200</text:p>
          </table:table-cell>
          <table:table-cell table:style-name="ce5" table:formula="of:=[.D14]/[.$A14]" office:value-type="float" office:value="472.727272727273" calcext:value-type="float">
            <text:p>472.7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4]+[.$B15]" office:value-type="float" office:value="5600" calcext:value-type="float">
            <text:p>5600</text:p>
          </table:table-cell>
          <table:table-cell table:style-name="ce5" table:formula="of:=[.D15]/[.$A15]" office:value-type="float" office:value="466.666666666667" calcext:value-type="float">
            <text:p>466.67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5]+[.$B16]" office:value-type="float" office:value="6000" calcext:value-type="float">
            <text:p>6000</text:p>
          </table:table-cell>
          <table:table-cell table:style-name="ce5" table:formula="of:=[.D16]/[.$A16]" office:value-type="float" office:value="461.538461538462" calcext:value-type="float">
            <text:p>461.54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6]+[.$B17]" office:value-type="float" office:value="6400" calcext:value-type="float">
            <text:p>6400</text:p>
          </table:table-cell>
          <table:table-cell table:style-name="ce5" table:formula="of:=[.D17]/[.$A17]" office:value-type="float" office:value="457.142857142857" calcext:value-type="float">
            <text:p>457.14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7]+[.$B18]" office:value-type="float" office:value="6800" calcext:value-type="float">
            <text:p>6800</text:p>
          </table:table-cell>
          <table:table-cell table:style-name="ce5" table:formula="of:=[.D18]/[.$A18]" office:value-type="float" office:value="453.333333333333" calcext:value-type="float">
            <text:p>453.3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8]+[.$B19]" office:value-type="float" office:value="7100" calcext:value-type="float">
            <text:p>7100</text:p>
          </table:table-cell>
          <table:table-cell table:style-name="ce5" table:formula="of:=[.D19]/[.$A19]" office:value-type="float" office:value="443.75" calcext:value-type="float">
            <text:p>443.75</text:p>
          </table:table-cell>
          <table:table-cell table:number-columns-repeated="1019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9]+[.$B20]" office:value-type="float" office:value="7400" calcext:value-type="float">
            <text:p>7400</text:p>
          </table:table-cell>
          <table:table-cell table:style-name="ce5" table:formula="of:=[.D20]/[.$A20]" office:value-type="float" office:value="435.294117647059" calcext:value-type="float">
            <text:p>435.29</text:p>
          </table:table-cell>
          <table:table-cell table:number-columns-repeated="1019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0]+[.$B21]" office:value-type="float" office:value="7700" calcext:value-type="float">
            <text:p>7700</text:p>
          </table:table-cell>
          <table:table-cell table:style-name="ce5" table:formula="of:=[.D21]/[.$A21]" office:value-type="float" office:value="427.777777777778" calcext:value-type="float">
            <text:p>427.78</text:p>
          </table:table-cell>
          <table:table-cell table:number-columns-repeated="1019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1]+[.$B22]" office:value-type="float" office:value="8000" calcext:value-type="float">
            <text:p>8000</text:p>
          </table:table-cell>
          <table:table-cell table:style-name="ce5" table:formula="of:=[.D22]/[.$A22]" office:value-type="float" office:value="421.052631578947" calcext:value-type="float">
            <text:p>421.05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14:17:23.962003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11-03T11:07:54.919625760</meta:creation-date>
    <dc:date>2016-12-12T14:22:40.512536758</dc:date>
    <meta:editing-duration>PT1H4M1S</meta:editing-duration>
    <meta:editing-cycles>71</meta:editing-cycles>
    <meta:generator>LibreOffice/5.2.3.3$Linux_X86_64 LibreOffice_project/20m0$Build-3</meta:generator>
    <meta:document-statistic meta:table-count="1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7.72cm" xlink:href=".." xlink:type="simple" chart:class="chart:scatter" chart:style-name="ch1">
        <chart:plot-area chart:style-name="ch2" table:cell-range-address="'emerge rates'.A4:'emerge rates'.A22 'emerge rates'.E3:'emerge rates'.E22" chart:data-source-has-labels="both" svg:x="0.303cm" svg:y="0.154cm" svg:width="14.586cm" svg:height="7.412cm">
          <chartooo:coordinate-region svg:x="1.586cm" svg:y="0.354cm" svg:width="13.116cm" svg:height="6.565cm"/>
          <chart:axis chart:dimension="x" chart:name="primary-x" chart:style-name="ch3" chartooo:axis-type="auto">
            <chart:categories table:cell-range-address="'emerge rates'.A4:'emerge rates'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merge rates'.E4:'emerge rates'.E22" chart:label-cell-address="'emerge rates'.E3:'emerge rates'.E3" chart:class="chart:scatter">
            <chart:domain table:cell-range-address="'emerge rates'.A4:'emerge rates'.A22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mean</text:p>
                <draw:g>
                  <svg:desc>'emerge rates'.E3:'emerge rates'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merge rates'.A4:'emerge rates'.A22</svg:desc>
                </draw:g>
              </table:table-cell>
              <table:table-cell office:value-type="float" office:value="0">
                <text:p>0</text:p>
                <draw:g>
                  <svg:desc>'emerge rates'.E4:'emerge rates'.E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3.333333333333">
                <text:p>233.3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33.333333333333">
                <text:p>433.3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57.142857142857">
                <text:p>457.1428571428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7.777777777778">
                <text:p>477.7777777777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72.727272727273">
                <text:p>472.7272727272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6.666666666667">
                <text:p>466.6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61.538461538462">
                <text:p>461.53846153846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57.142857142857">
                <text:p>457.14285714285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53.333333333333">
                <text:p>453.33333333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43.75">
                <text:p>443.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35.294117647059">
                <text:p>435.29411764705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27.777777777778">
                <text:p>427.7777777777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21.052631578947">
                <text:p>421.052631578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